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pitch="variable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04362a" officeooo:paragraph-rsid="0004362a"/>
    </style:style>
    <style:style style:name="P2" style:family="paragraph" style:parent-style-name="Text_20_body">
      <style:text-properties officeooo:paragraph-rsid="0004362a"/>
    </style:style>
    <style:style style:name="P3" style:family="paragraph" style:parent-style-name="Text_20_body" style:list-style-name="L1">
      <style:text-properties officeooo:rsid="00059b57" officeooo:paragraph-rsid="00059b57"/>
    </style:style>
    <style:style style:name="P4" style:family="paragraph" style:parent-style-name="Text_20_body" style:list-style-name="L1">
      <style:text-properties officeooo:rsid="00069608" officeooo:paragraph-rsid="00069608"/>
    </style:style>
    <style:style style:name="P5" style:family="paragraph" style:parent-style-name="Text_20_body" style:list-style-name="L1">
      <style:text-properties officeooo:rsid="00069608" officeooo:paragraph-rsid="00085881"/>
    </style:style>
    <style:style style:name="P6" style:family="paragraph" style:parent-style-name="Text_20_body" style:list-style-name="L1">
      <style:text-properties officeooo:rsid="00085881" officeooo:paragraph-rsid="00085881"/>
    </style:style>
    <style:style style:name="P7" style:family="paragraph" style:parent-style-name="Text_20_body">
      <style:text-properties officeooo:rsid="0009c07d" officeooo:paragraph-rsid="0009c07d"/>
    </style:style>
    <style:style style:name="P8" style:family="paragraph" style:parent-style-name="Text_20_body" style:list-style-name="L2">
      <style:text-properties officeooo:rsid="0009c07d" officeooo:paragraph-rsid="0009c07d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text-properties officeooo:paragraph-rsid="0009c07d"/>
    </style:style>
    <style:style style:name="T1" style:family="text">
      <style:text-properties officeooo:rsid="0004362a"/>
    </style:style>
    <style:style style:name="T2" style:family="text">
      <style:text-properties officeooo:rsid="00069608"/>
    </style:style>
    <style:style style:name="T3" style:family="text">
      <style:text-properties officeooo:rsid="00085881"/>
    </style:style>
    <style:style style:name="T4" style:family="text">
      <style:text-properties officeooo:rsid="00088969"/>
    </style:style>
    <style:style style:name="T5" style:family="text">
      <style:text-properties officeooo:rsid="0009c07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BBF <text:span text:style-name="T5">Registration</text:span> System</text:h>
      <text:p text:style-name="Heading">Design Notes</text:p>
      <text:p text:style-name="P2">The following are notes regarding the design of the data base and associated page functions designed to support the registration of people into events of the Morro Bay Biird Festival.:</text:p>
      <text:p text:style-name="P2"><text:span text:style-name="T1">The design goals are </text:span></text:p>
      <text:list xml:id="list2448698541" text:style-name="L2">
        <text:list-item>
          <text:p text:style-name="P10"><text:span text:style-name="T5">Utilize the existing Events database of the Event Planning System.</text:span></text:p>
        </text:list-item>
        <text:list-item>
          <text:p text:style-name="P10"><text:span text:style-name="T5">Provide creation of a profile for each user.</text:span></text:p>
        </text:list-item>
        <text:list-item>
          <text:p text:style-name="P8">Each profile will allow creation of one or more agendas each containing or more events.</text:p>
        </text:list-item>
        <text:list-item>
          <text:p text:style-name="P9">Administrative functions will allow easy reporting and monitoring of registrants.</text:p>
        </text:list-item>
      </text:list>
      <text:p text:style-name="P7">Design objectives:</text:p>
      <text:list xml:id="list4049441934" text:style-name="L1">
        <text:list-item>
          <text:p text:style-name="P1">allow registration for one or more events of the festival by creation of a 'profile'</text:p>
          <text:list>
            <text:list-item>
              <text:p text:style-name="P1">The profile will hold contact and other pertinent information regarding the registrant.</text:p>
            </text:list-item>
            <text:list-item>
              <text:p text:style-name="P1">The key use identification will be the participant's email address.</text:p>
            </text:list-item>
            <text:list-item>
              <text:p text:style-name="P1">Profile items will be recorded in the 'RegProfile' database table.</text:p>
            </text:list-item>
          </text:list>
        </text:list-item>
        <text:list-item>
          <text:p text:style-name="P1">each registration may consist of 1 or more participants – each with a different event 'agenda' identified by a unique name. <text:s/>Any number of agendas can be defined.</text:p>
          <text:list>
            <text:list-item>
              <text:p text:style-name="P1">The key to the agenda is to be the primary key of the parent profile and the agenda name.</text:p>
            </text:list-item>
            <text:list-item>
              <text:p text:style-name="P1">Agenda events will be recorded in the 'RegItemLog'' table.</text:p>
            </text:list-item>
            <text:list-item>
              <text:p text:style-name="P1">Each event item will be created or deleted via a JSON action initiated from the browser page as items are selected from the events presented.</text:p>
            </text:list-item>
          </text:list>
        </text:list-item>
        <text:list-item>
          <text:p text:style-name="P3">Proposed user processing steps will be:</text:p>
          <text:list>
            <text:list-item>
              <text:p text:style-name="P3">User logs into registration system using a <text:span text:style-name="T2">previously</text:span> registered profile (e-mail address) id OR creates on that will be used initially and on subsequent visits.</text:p>
            </text:list-item>
            <text:list-item>
              <text:p text:style-name="P3">The user will select the day to focus the registration process from a list of all events based on the day selected from a drop down selection list. <text:s/>The list will be created dynamically based on the days present on 'approved' events in the Events table of the database.</text:p>
            </text:list-item>
            <text:list-item>
              <text:p text:style-name="P5">The table presented will display all events registered or wait listed for the initial agenda for 'SELF' <text:span text:style-name="T3">in a drop down selection list</text:span>. <text:s/><text:span text:style-name="T3">(NOTE: by default the only item in this list will be the 'SELF' item.)</text:span> </text:p>
              <text:list>
                <text:list-item>
                  <text:p text:style-name="P6">All events selected for the 'active' agenda will be displayed (if any have been previously selected.)</text:p>
                </text:list-item>
                <text:list-item>
                  <text:p text:style-name="P6">Events are added to an agenda my clicking a specific button that will trigger a JSON call to list all available events on for the day selected.</text:p>
                </text:list-item>
                <text:list-item>
                  <text:p text:style-name="P5"><text:soft-page-break/>Other agenda's are created by dynamically adding to the <text:span text:style-name="T3">agenda selection list and adding events to the agenda. <text:s/>Previously defined agenda will be listed based on items </text:span>held on in the 'RegItemLog'.</text:p>
                </text:list-item>
              </text:list>
            </text:list-item>
            <text:list-item>
              <text:p text:style-name="P3">The registration page in the browser will present (using JSON calls) all the events for the day with a check box in the first column <text:span text:style-name="T2">plus a 'hidden' column with the row number of the event from the Events table</text:span>. <text:s/><text:span text:style-name="T2">Also included would be the event's number, description and other distinguishing informaton regarding the event.</text:span></text:p>
            </text:list-item>
            <text:list-item>
              <text:p text:style-name="P3">When the check box for an event is selected a JSON call is dispatched with information to identify the event. <text:s/>NOTE: it is <text:span text:style-name="T4">assumed</text:span> that the event listing contain a hidden column containing the <text:span text:style-name="T2">Event</text:span> table row number of the <text:span text:style-name="T2">target</text:span> event <text:span text:style-name="T4">and is passed when the event is selected to be recorded</text:span>.</text:p>
              <text:list>
                <text:list-item>
                  <text:p text:style-name="P4">The processing would include checking to see if the event has been booked to capacity and returning a status of:</text:p>
                  <text:list>
                    <text:list-item>
                      <text:p text:style-name="P4">OK – confirming that the registration request has been recorded, or</text:p>
                    </text:list-item>
                    <text:list-item>
                      <text:p text:style-name="P4">WL – indicating that the registration has been recorded <text:span text:style-name="T4">with a status of</text:span> 'wait listed' due to lack of room in the event (as checked against the max capacity for the event in the Events table.)</text:p>
                    </text:list-item>
                  </text:list>
                </text:list-item>
                <text:list-item>
                  <text:p text:style-name="P4">The response <text:span text:style-name="T4">back to the browser will allow </text:span>update the table in the browser with a status indicating the OK or WL response appropriately.</text:p>
                </text:list-item>
                <text:list-item>
                  <text:p text:style-name="P4"/>
                </text:list-item>
              </text:list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pitch="variable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1:57:03.302072112</meta:creation-date>
    <dc:title>default</dc:title>
    <meta:editing-duration>PT9H8M46S</meta:editing-duration>
    <meta:editing-cycles>4</meta:editing-cycles>
    <meta:generator>LibreOffice/5.4.6.2$Linux_X86_64 LibreOffice_project/40m0$Build-2</meta:generator>
    <meta:initial-creator>Dave Klinzman</meta:initial-creator>
    <dc:date>2018-05-16T22:32:15.966275077</dc:date>
    <dc:creator>Dave Klinzman</dc:creator>
    <meta:document-statistic meta:table-count="0" meta:image-count="0" meta:object-count="0" meta:page-count="2" meta:paragraph-count="31" meta:word-count="626" meta:character-count="3578" meta:non-whitespace-character-count="2997"/>
    <meta:template xlink:type="simple" xlink:actuate="onRequest" xlink:title="default" xlink:href="../../../../../.config/libreoffice/4/user/template/default.ott" meta:date="2018-05-16T11:57:01.192332773"/>
  </office:meta>
</office:document-meta>
</file>